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08115164384" calcext:value-type="float">
            <text:p>2.33308</text:p>
          </table:table-cell>
          <table:table-cell office:value-type="float" office:value="2.21976058986498" calcext:value-type="float">
            <text:p>2.21976</text:p>
          </table:table-cell>
          <table:table-cell office:value-type="float" office:value="3.10457241429001" calcext:value-type="float">
            <text:p>3.104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98775117508" calcext:value-type="float">
            <text:p>2.32999</text:p>
          </table:table-cell>
          <table:table-cell office:value-type="float" office:value="2.2486424713523" calcext:value-type="float">
            <text:p>2.24864</text:p>
          </table:table-cell>
          <table:table-cell office:value-type="float" office:value="3.24282223098147" calcext:value-type="float">
            <text:p>3.2428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407022842051" calcext:value-type="float">
            <text:p>2.32407</text:p>
          </table:table-cell>
          <table:table-cell office:value-type="float" office:value="2.20626148747618" calcext:value-type="float">
            <text:p>2.20626</text:p>
          </table:table-cell>
          <table:table-cell office:value-type="float" office:value="3.09441441441441" calcext:value-type="float">
            <text:p>3.0944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395412412425" calcext:value-type="float">
            <text:p>2.32395</text:p>
          </table:table-cell>
          <table:table-cell office:value-type="float" office:value="2.26671461650723" calcext:value-type="float">
            <text:p>2.26671</text:p>
          </table:table-cell>
          <table:table-cell office:value-type="float" office:value="3.23087144667523" calcext:value-type="float">
            <text:p>3.2308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004779986282" calcext:value-type="float">
            <text:p>2.32005</text:p>
          </table:table-cell>
          <table:table-cell office:value-type="float" office:value="2.21460379146249" calcext:value-type="float">
            <text:p>2.2146</text:p>
          </table:table-cell>
          <table:table-cell office:value-type="float" office:value="3.13973042574404" calcext:value-type="float">
            <text:p>3.1397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984976501926" calcext:value-type="float">
            <text:p>2.31985</text:p>
          </table:table-cell>
          <table:table-cell office:value-type="float" office:value="2.20834232537622" calcext:value-type="float">
            <text:p>2.20834</text:p>
          </table:table-cell>
          <table:table-cell office:value-type="float" office:value="3.10073429361565" calcext:value-type="float">
            <text:p>3.100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847832194026" calcext:value-type="float">
            <text:p>2.25848</text:p>
          </table:table-cell>
          <table:table-cell office:value-type="float" office:value="2.31849137502944" calcext:value-type="float">
            <text:p>2.31849</text:p>
          </table:table-cell>
          <table:table-cell office:value-type="float" office:value="3.06714384220518" calcext:value-type="float">
            <text:p>3.06714</text:p>
          </table:table-cell>
          <table:table-cell office:value-type="float" office:value="35240700" calcext:value-type="float">
            <text:p>35240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670094934473" calcext:value-type="float">
            <text:p>2.3167</text:p>
          </table:table-cell>
          <table:table-cell office:value-type="float" office:value="2.16089318670635" calcext:value-type="float">
            <text:p>2.16089</text:p>
          </table:table-cell>
          <table:table-cell office:value-type="float" office:value="3.03954383971647" calcext:value-type="float">
            <text:p>3.039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654430556792" calcext:value-type="float">
            <text:p>2.31654</text:p>
          </table:table-cell>
          <table:table-cell office:value-type="float" office:value="2.22069181137092" calcext:value-type="float">
            <text:p>2.22069</text:p>
          </table:table-cell>
          <table:table-cell office:value-type="float" office:value="3.11657473690457" calcext:value-type="float">
            <text:p>3.116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568448609327" calcext:value-type="float">
            <text:p>2.31568</text:p>
          </table:table-cell>
          <table:table-cell office:value-type="float" office:value="2.10791404065706" calcext:value-type="float">
            <text:p>2.10791</text:p>
          </table:table-cell>
          <table:table-cell office:value-type="float" office:value="2.99684751696399" calcext:value-type="float">
            <text:p>2.9968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19846087053" calcext:value-type="float">
            <text:p>2.2532</text:p>
          </table:table-cell>
          <table:table-cell office:value-type="float" office:value="2.31557656346213" calcext:value-type="float">
            <text:p>2.31558</text:p>
          </table:table-cell>
          <table:table-cell office:value-type="float" office:value="3.06990950804042" calcext:value-type="float">
            <text:p>3.06991</text:p>
          </table:table-cell>
          <table:table-cell office:value-type="float" office:value="35240700" calcext:value-type="float">
            <text:p>35240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10962149014" calcext:value-type="float">
            <text:p>2.31511</text:p>
          </table:table-cell>
          <table:table-cell office:value-type="float" office:value="2.1927493830565" calcext:value-type="float">
            <text:p>2.19275</text:p>
          </table:table-cell>
          <table:table-cell office:value-type="float" office:value="3.15018077681848" calcext:value-type="float">
            <text:p>3.1501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508379919839" calcext:value-type="float">
            <text:p>2.31508</text:p>
          </table:table-cell>
          <table:table-cell office:value-type="float" office:value="2.1900091124476" calcext:value-type="float">
            <text:p>2.19001</text:p>
          </table:table-cell>
          <table:table-cell office:value-type="float" office:value="3.0635892871523" calcext:value-type="float">
            <text:p>3.0635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395887209141" calcext:value-type="float">
            <text:p>2.31396</text:p>
          </table:table-cell>
          <table:table-cell office:value-type="float" office:value="2.14616260107455" calcext:value-type="float">
            <text:p>2.14616</text:p>
          </table:table-cell>
          <table:table-cell office:value-type="float" office:value="3.01063379147201" calcext:value-type="float">
            <text:p>3.0106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619909214592" calcext:value-type="float">
            <text:p>2.3062</text:p>
          </table:table-cell>
          <table:table-cell office:value-type="float" office:value="2.21285007692601" calcext:value-type="float">
            <text:p>2.21285</text:p>
          </table:table-cell>
          <table:table-cell office:value-type="float" office:value="2.92539304317605" calcext:value-type="float">
            <text:p>2.9253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358391857851" calcext:value-type="float">
            <text:p>2.30358</text:p>
          </table:table-cell>
          <table:table-cell office:value-type="float" office:value="2.10511805917581" calcext:value-type="float">
            <text:p>2.10512</text:p>
          </table:table-cell>
          <table:table-cell office:value-type="float" office:value="3.00928079477496" calcext:value-type="float">
            <text:p>3.0092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27904151179" calcext:value-type="float">
            <text:p>2.29628</text:p>
          </table:table-cell>
          <table:table-cell office:value-type="float" office:value="2.22645223452756" calcext:value-type="float">
            <text:p>2.22645</text:p>
          </table:table-cell>
          <table:table-cell office:value-type="float" office:value="2.90892689274013" calcext:value-type="float">
            <text:p>2.9089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408247542112" calcext:value-type="float">
            <text:p>2.29408</text:p>
          </table:table-cell>
          <table:table-cell office:value-type="float" office:value="2.12457913913507" calcext:value-type="float">
            <text:p>2.12458</text:p>
          </table:table-cell>
          <table:table-cell office:value-type="float" office:value="2.79003106708881" calcext:value-type="float">
            <text:p>2.7900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9360264834939" calcext:value-type="float">
            <text:p>2.2936</text:p>
          </table:table-cell>
          <table:table-cell office:value-type="float" office:value="2.11866975735278" calcext:value-type="float">
            <text:p>2.11867</text:p>
          </table:table-cell>
          <table:table-cell office:value-type="float" office:value="2.69702877315356" calcext:value-type="float">
            <text:p>2.69703</text:p>
          </table:table-cell>
          <table:table-cell office:value-type="float" office:value="35267250" calcext:value-type="float">
            <text:p>35267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251608787189" calcext:value-type="float">
            <text:p>2.29252</text:p>
          </table:table-cell>
          <table:table-cell office:value-type="float" office:value="2.11499819237394" calcext:value-type="float">
            <text:p>2.115</text:p>
          </table:table-cell>
          <table:table-cell office:value-type="float" office:value="2.70272504944389" calcext:value-type="float">
            <text:p>2.70273</text:p>
          </table:table-cell>
          <table:table-cell office:value-type="float" office:value="35267250" calcext:value-type="float">
            <text:p>35267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929745331598" calcext:value-type="float">
            <text:p>2.2893</text:p>
          </table:table-cell>
          <table:table-cell office:value-type="float" office:value="2.21870326473669" calcext:value-type="float">
            <text:p>2.2187</text:p>
          </table:table-cell>
          <table:table-cell office:value-type="float" office:value="3.03137251243517" calcext:value-type="float">
            <text:p>3.0313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36483414639" calcext:value-type="float">
            <text:p>2.28365</text:p>
          </table:table-cell>
          <table:table-cell office:value-type="float" office:value="2.12187224772295" calcext:value-type="float">
            <text:p>2.12187</text:p>
          </table:table-cell>
          <table:table-cell office:value-type="float" office:value="2.77183465357865" calcext:value-type="float">
            <text:p>2.771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30659359755" calcext:value-type="float">
            <text:p>2.28231</text:p>
          </table:table-cell>
          <table:table-cell office:value-type="float" office:value="2.17232124415285" calcext:value-type="float">
            <text:p>2.17232</text:p>
          </table:table-cell>
          <table:table-cell office:value-type="float" office:value="3.07822277603299" calcext:value-type="float">
            <text:p>3.078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349158761727" calcext:value-type="float">
            <text:p>2.27349</text:p>
          </table:table-cell>
          <table:table-cell office:value-type="float" office:value="2.20363538190366" calcext:value-type="float">
            <text:p>2.20364</text:p>
          </table:table-cell>
          <table:table-cell office:value-type="float" office:value="3.03283021588225" calcext:value-type="float">
            <text:p>3.0328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346161399107" calcext:value-type="float">
            <text:p>2.27346</text:p>
          </table:table-cell>
          <table:table-cell office:value-type="float" office:value="2.24593916840792" calcext:value-type="float">
            <text:p>2.24594</text:p>
          </table:table-cell>
          <table:table-cell office:value-type="float" office:value="3.05980969818726" calcext:value-type="float">
            <text:p>3.0598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60064168584" calcext:value-type="float">
            <text:p>2.2646</text:p>
          </table:table-cell>
          <table:table-cell office:value-type="float" office:value="2.23547276649671" calcext:value-type="float">
            <text:p>2.23547</text:p>
          </table:table-cell>
          <table:table-cell office:value-type="float" office:value="3.0204161209794" calcext:value-type="float">
            <text:p>3.020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67237008335" calcext:value-type="float">
            <text:p>2.26067</text:p>
          </table:table-cell>
          <table:table-cell office:value-type="float" office:value="2.25816340373577" calcext:value-type="float">
            <text:p>2.25816</text:p>
          </table:table-cell>
          <table:table-cell office:value-type="float" office:value="3.05980447851044" calcext:value-type="float">
            <text:p>3.059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6032561144" calcext:value-type="float">
            <text:p>2.2556</text:p>
          </table:table-cell>
          <table:table-cell office:value-type="float" office:value="2.33692283336796" calcext:value-type="float">
            <text:p>2.33692</text:p>
          </table:table-cell>
          <table:table-cell office:value-type="float" office:value="3.32394380531161" calcext:value-type="float">
            <text:p>3.3239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3269715734" calcext:value-type="float">
            <text:p>2.25433</text:p>
          </table:table-cell>
          <table:table-cell office:value-type="float" office:value="2.25111404969887" calcext:value-type="float">
            <text:p>2.25111</text:p>
          </table:table-cell>
          <table:table-cell office:value-type="float" office:value="2.82364184266406" calcext:value-type="float">
            <text:p>2.823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5206040873544" calcext:value-type="float">
            <text:p>2.25206</text:p>
          </table:table-cell>
          <table:table-cell office:value-type="float" office:value="2.26019902606671" calcext:value-type="float">
            <text:p>2.2602</text:p>
          </table:table-cell>
          <table:table-cell office:value-type="float" office:value="3.07467394714306" calcext:value-type="float">
            <text:p>3.074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3909875774" calcext:value-type="float">
            <text:p>2.25039</text:p>
          </table:table-cell>
          <table:table-cell office:value-type="float" office:value="2.27076964156293" calcext:value-type="float">
            <text:p>2.27077</text:p>
          </table:table-cell>
          <table:table-cell office:value-type="float" office:value="2.97973374699607" calcext:value-type="float">
            <text:p>2.979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76154008161" calcext:value-type="float">
            <text:p>2.24676</text:p>
          </table:table-cell>
          <table:table-cell office:value-type="float" office:value="2.34184333165128" calcext:value-type="float">
            <text:p>2.34184</text:p>
          </table:table-cell>
          <table:table-cell office:value-type="float" office:value="3.32801329810917" calcext:value-type="float">
            <text:p>3.3280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92625557519" calcext:value-type="float">
            <text:p>2.24593</text:p>
          </table:table-cell>
          <table:table-cell office:value-type="float" office:value="2.24451222975235" calcext:value-type="float">
            <text:p>2.24451</text:p>
          </table:table-cell>
          <table:table-cell office:value-type="float" office:value="2.98859087653269" calcext:value-type="float">
            <text:p>2.9885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83848955143" calcext:value-type="float">
            <text:p>2.24384</text:p>
          </table:table-cell>
          <table:table-cell office:value-type="float" office:value="2.31093682640165" calcext:value-type="float">
            <text:p>2.31094</text:p>
          </table:table-cell>
          <table:table-cell office:value-type="float" office:value="3.17266932135321" calcext:value-type="float">
            <text:p>3.17267</text:p>
          </table:table-cell>
          <table:table-cell office:value-type="float" office:value="35258400" calcext:value-type="float">
            <text:p>3525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8489826834321" calcext:value-type="float">
            <text:p>2.2849</text:p>
          </table:table-cell>
          <table:table-cell office:value-type="float" office:value="2.24369557660186" calcext:value-type="float">
            <text:p>2.2437</text:p>
          </table:table-cell>
          <table:table-cell office:value-type="float" office:value="3.17811549842718" calcext:value-type="float">
            <text:p>3.1781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270333120003" calcext:value-type="float">
            <text:p>2.2427</text:p>
          </table:table-cell>
          <table:table-cell office:value-type="float" office:value="2.28220665335825" calcext:value-type="float">
            <text:p>2.28221</text:p>
          </table:table-cell>
          <table:table-cell office:value-type="float" office:value="3.31387050152369" calcext:value-type="float">
            <text:p>3.3138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47658430331" calcext:value-type="float">
            <text:p>2.24148</text:p>
          </table:table-cell>
          <table:table-cell office:value-type="float" office:value="2.31324643205591" calcext:value-type="float">
            <text:p>2.31325</text:p>
          </table:table-cell>
          <table:table-cell office:value-type="float" office:value="3.15207439929208" calcext:value-type="float">
            <text:p>3.15207</text:p>
          </table:table-cell>
          <table:table-cell office:value-type="float" office:value="35258400" calcext:value-type="float">
            <text:p>3525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3894518827447" calcext:value-type="float">
            <text:p>2.23895</text:p>
          </table:table-cell>
          <table:table-cell office:value-type="float" office:value="2.28369809966616" calcext:value-type="float">
            <text:p>2.2837</text:p>
          </table:table-cell>
          <table:table-cell office:value-type="float" office:value="3.297926854595" calcext:value-type="float">
            <text:p>3.2979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496884535501" calcext:value-type="float">
            <text:p>2.23497</text:p>
          </table:table-cell>
          <table:table-cell office:value-type="float" office:value="2.31547136536264" calcext:value-type="float">
            <text:p>2.31547</text:p>
          </table:table-cell>
          <table:table-cell office:value-type="float" office:value="3.08532834175235" calcext:value-type="float">
            <text:p>3.08533</text:p>
          </table:table-cell>
          <table:table-cell office:value-type="float" office:value="35099100" calcext:value-type="float">
            <text:p>35099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73600462262" calcext:value-type="float">
            <text:p>2.23374</text:p>
          </table:table-cell>
          <table:table-cell office:value-type="float" office:value="2.24120606422792" calcext:value-type="float">
            <text:p>2.24121</text:p>
          </table:table-cell>
          <table:table-cell office:value-type="float" office:value="2.80595301367715" calcext:value-type="float">
            <text:p>2.8059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2760190829878" calcext:value-type="float">
            <text:p>2.2276</text:p>
          </table:table-cell>
          <table:table-cell office:value-type="float" office:value="2.3237314702549" calcext:value-type="float">
            <text:p>2.32373</text:p>
          </table:table-cell>
          <table:table-cell office:value-type="float" office:value="3.26999703241451" calcext:value-type="float">
            <text:p>3.2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758241664316" calcext:value-type="float">
            <text:p>2.22758</text:p>
          </table:table-cell>
          <table:table-cell office:value-type="float" office:value="2.31936707778832" calcext:value-type="float">
            <text:p>2.31937</text:p>
          </table:table-cell>
          <table:table-cell office:value-type="float" office:value="3.1099970084703" calcext:value-type="float">
            <text:p>3.11</text:p>
          </table:table-cell>
          <table:table-cell office:value-type="float" office:value="35099100" calcext:value-type="float">
            <text:p>35099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720908476837" calcext:value-type="float">
            <text:p>2.22721</text:p>
          </table:table-cell>
          <table:table-cell office:value-type="float" office:value="2.39726713639306" calcext:value-type="float">
            <text:p>2.39727</text:p>
          </table:table-cell>
          <table:table-cell office:value-type="float" office:value="3.46369421999135" calcext:value-type="float">
            <text:p>3.4636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864279597426" calcext:value-type="float">
            <text:p>2.28864</text:p>
          </table:table-cell>
          <table:table-cell office:value-type="float" office:value="2.22369410694048" calcext:value-type="float">
            <text:p>2.22369</text:p>
          </table:table-cell>
          <table:table-cell office:value-type="float" office:value="3.14346359620488" calcext:value-type="float">
            <text:p>3.1434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87247013337" calcext:value-type="float">
            <text:p>2.22087</text:p>
          </table:table-cell>
          <table:table-cell office:value-type="float" office:value="2.40138447754951" calcext:value-type="float">
            <text:p>2.40138</text:p>
          </table:table-cell>
          <table:table-cell office:value-type="float" office:value="3.49980753088409" calcext:value-type="float">
            <text:p>3.4998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47636812757" calcext:value-type="float">
            <text:p>2.22048</text:p>
          </table:table-cell>
          <table:table-cell office:value-type="float" office:value="2.32986510204255" calcext:value-type="float">
            <text:p>2.32987</text:p>
          </table:table-cell>
          <table:table-cell office:value-type="float" office:value="3.28186940928091" calcext:value-type="float">
            <text:p>3.2818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41496630403" calcext:value-type="float">
            <text:p>2.21841</text:p>
          </table:table-cell>
          <table:table-cell office:value-type="float" office:value="2.34806094280811" calcext:value-type="float">
            <text:p>2.34806</text:p>
          </table:table-cell>
          <table:table-cell office:value-type="float" office:value="3.29035574968058" calcext:value-type="float">
            <text:p>3.2903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20417793285" calcext:value-type="float">
            <text:p>2.2152</text:p>
          </table:table-cell>
          <table:table-cell office:value-type="float" office:value="2.36086060209887" calcext:value-type="float">
            <text:p>2.36086</text:p>
          </table:table-cell>
          <table:table-cell office:value-type="float" office:value="3.28782012589829" calcext:value-type="float">
            <text:p>3.2878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28215353938" calcext:value-type="float">
            <text:p>2.20728</text:p>
          </table:table-cell>
          <table:table-cell office:value-type="float" office:value="2.36452577020711" calcext:value-type="float">
            <text:p>2.36453</text:p>
          </table:table-cell>
          <table:table-cell office:value-type="float" office:value="3.21232693409134" calcext:value-type="float">
            <text:p>3.2123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6610919016" calcext:value-type="float">
            <text:p>2.20661</text:p>
          </table:table-cell>
          <table:table-cell office:value-type="float" office:value="2.37012050373702" calcext:value-type="float">
            <text:p>2.37012</text:p>
          </table:table-cell>
          <table:table-cell office:value-type="float" office:value="3.1976411191956" calcext:value-type="float">
            <text:p>3.1976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48147360512" calcext:value-type="float">
            <text:p>2.20348</text:p>
          </table:table-cell>
          <table:table-cell office:value-type="float" office:value="2.35307450963713" calcext:value-type="float">
            <text:p>2.35307</text:p>
          </table:table-cell>
          <table:table-cell office:value-type="float" office:value="3.18280058694681" calcext:value-type="float">
            <text:p>3.1828</text:p>
          </table:table-cell>
          <table:table-cell office:value-type="float" office:value="35267250" calcext:value-type="float">
            <text:p>35267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38900112711" calcext:value-type="float">
            <text:p>2.20039</text:p>
          </table:table-cell>
          <table:table-cell office:value-type="float" office:value="2.35491820314881" calcext:value-type="float">
            <text:p>2.35492</text:p>
          </table:table-cell>
          <table:table-cell office:value-type="float" office:value="3.19967913574208" calcext:value-type="float">
            <text:p>3.19968</text:p>
          </table:table-cell>
          <table:table-cell office:value-type="float" office:value="35267250" calcext:value-type="float">
            <text:p>35267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9575062554487" calcext:value-type="float">
            <text:p>2.19575</text:p>
          </table:table-cell>
          <table:table-cell office:value-type="float" office:value="2.34297334782559" calcext:value-type="float">
            <text:p>2.34297</text:p>
          </table:table-cell>
          <table:table-cell office:value-type="float" office:value="2.99794640127713" calcext:value-type="float">
            <text:p>2.9979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8972110259203" calcext:value-type="float">
            <text:p>2.18972</text:p>
          </table:table-cell>
          <table:table-cell office:value-type="float" office:value="2.34111457242842" calcext:value-type="float">
            <text:p>2.34111</text:p>
          </table:table-cell>
          <table:table-cell office:value-type="float" office:value="3.11261137318228" calcext:value-type="float">
            <text:p>3.1126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90474168676" calcext:value-type="float">
            <text:p>2.1869</text:p>
          </table:table-cell>
          <table:table-cell office:value-type="float" office:value="2.34522559242779" calcext:value-type="float">
            <text:p>2.34523</text:p>
          </table:table-cell>
          <table:table-cell office:value-type="float" office:value="2.98178356713427" calcext:value-type="float">
            <text:p>2.9817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8278911535794" calcext:value-type="float">
            <text:p>2.18279</text:p>
          </table:table-cell>
          <table:table-cell office:value-type="float" office:value="2.34431935667533" calcext:value-type="float">
            <text:p>2.34432</text:p>
          </table:table-cell>
          <table:table-cell office:value-type="float" office:value="3.12582518510984" calcext:value-type="float">
            <text:p>3.125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150021968769" calcext:value-type="float">
            <text:p>2.1715</text:p>
          </table:table-cell>
          <table:table-cell office:value-type="float" office:value="2.46947830177883" calcext:value-type="float">
            <text:p>2.46948</text:p>
          </table:table-cell>
          <table:table-cell office:value-type="float" office:value="3.43446370067093" calcext:value-type="float">
            <text:p>3.4344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25349981563" calcext:value-type="float">
            <text:p>2.16925</text:p>
          </table:table-cell>
          <table:table-cell office:value-type="float" office:value="2.46127687289054" calcext:value-type="float">
            <text:p>2.46128</text:p>
          </table:table-cell>
          <table:table-cell office:value-type="float" office:value="3.42845135012567" calcext:value-type="float">
            <text:p>3.4284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4613657111041" calcext:value-type="float">
            <text:p>2.34614</text:p>
          </table:table-cell>
          <table:table-cell office:value-type="float" office:value="2.10430421425402" calcext:value-type="float">
            <text:p>2.1043</text:p>
          </table:table-cell>
          <table:table-cell office:value-type="float" office:value="2.80930024334201" calcext:value-type="float">
            <text:p>2.809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3290631191302" calcext:value-type="float">
            <text:p>2.33291</text:p>
          </table:table-cell>
          <table:table-cell office:value-type="float" office:value="2.09737795451398" calcext:value-type="float">
            <text:p>2.09738</text:p>
          </table:table-cell>
          <table:table-cell office:value-type="float" office:value="2.8054691752656" calcext:value-type="float">
            <text:p>2.8054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5" calcext:value-type="float">
            <text:p>5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0" calcext:value-type="float">
            <text:p>0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0" calcext:value-type="float">
            <text:p>0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2:13.411111003</dc:date>
    <meta:document-statistic meta:table-count="1" meta:cell-count="4574" meta:object-count="0"/>
    <meta:generator>LibreOffice/4.2.8.2$Linux_X86_64 LibreOffice_project/420m0$Build-2</meta:generator>
  </office:meta>
</office:document-meta>
</file>